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27ef0" officeooo:paragraph-rsid="00127ef0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officeooo:rsid="00127ef0" officeooo:paragraph-rsid="00127ef0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officeooo:rsid="0017f0b0" officeooo:paragraph-rsid="0017f0b0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officeooo:rsid="0018d03b" officeooo:paragraph-rsid="0018d03b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officeooo:rsid="00213a25" officeooo:paragraph-rsid="00213a25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Arial" officeooo:rsid="0022509c" officeooo:paragraph-rsid="0022509c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27ef0" officeooo:paragraph-rsid="00127ef0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27ef0" officeooo:paragraph-rsid="00127ef0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2ecb6" officeooo:paragraph-rsid="0012ecb6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3d3f6" officeooo:paragraph-rsid="0013d3f6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7f0b0" officeooo:paragraph-rsid="0017f0b0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8d03b" officeooo:paragraph-rsid="0018d03b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e65e0" officeooo:paragraph-rsid="001e65e0"/>
    </style:style>
    <style:style style:name="P14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officeooo:rsid="001e65e0" officeooo:paragraph-rsid="001e65e0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13a25" officeooo:paragraph-rsid="00213a25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2509c" officeooo:paragraph-rsid="0022509c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5d48c" officeooo:paragraph-rsid="0025d48c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63bf2" officeooo:paragraph-rsid="00263bf2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87448" officeooo:paragraph-rsid="00287448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2509c" officeooo:paragraph-rsid="0022509c"/>
    </style:style>
    <style:style style:name="P21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officeooo:rsid="0022509c" officeooo:paragraph-rsid="0022509c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bfdc3" officeooo:paragraph-rsid="002bfdc3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Arial" officeooo:rsid="002bfdc3" officeooo:paragraph-rsid="002bfdc3"/>
    </style:style>
    <style:style style:name="T1" style:family="text">
      <style:text-properties officeooo:rsid="0012fd40"/>
    </style:style>
    <style:style style:name="T2" style:family="text">
      <style:text-properties officeooo:rsid="00132c98"/>
    </style:style>
    <style:style style:name="T3" style:family="text">
      <style:text-properties officeooo:rsid="00156c4f"/>
    </style:style>
    <style:style style:name="T4" style:family="text">
      <style:text-properties officeooo:rsid="00162f5b"/>
    </style:style>
    <style:style style:name="T5" style:family="text">
      <style:text-properties style:text-position="super 58%"/>
    </style:style>
    <style:style style:name="T6" style:family="text">
      <style:text-properties officeooo:rsid="001a025b"/>
    </style:style>
    <style:style style:name="T7" style:family="text">
      <style:text-properties officeooo:rsid="001cc6d2"/>
    </style:style>
    <style:style style:name="T8" style:family="text">
      <style:text-properties officeooo:rsid="001e7f46"/>
    </style:style>
    <style:style style:name="T9" style:family="text">
      <style:text-properties officeooo:rsid="00213a25"/>
    </style:style>
    <style:style style:name="T10" style:family="text">
      <style:text-properties officeooo:rsid="00232ac8"/>
    </style:style>
    <style:style style:name="T11" style:family="text">
      <style:text-properties officeooo:rsid="00263bf2"/>
    </style:style>
    <style:style style:name="T12" style:family="text">
      <style:text-properties officeooo:rsid="0027ce2b"/>
    </style:style>
    <style:style style:name="T13" style:family="text">
      <style:text-properties officeooo:rsid="00287448"/>
    </style:style>
    <style:style style:name="T14" style:family="text">
      <style:text-properties officeooo:rsid="00299760"/>
    </style:style>
    <style:style style:name="T15" style:family="text">
      <style:text-properties officeooo:rsid="002a6ff8"/>
    </style:style>
    <style:style style:name="T16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tre de motivation</text:p>
      <text:p text:style-name="P7"/>
      <text:p text:style-name="P7"/>
      <text:p text:style-name="P2">1.Introduction</text:p>
      <text:p text:style-name="P8"/>
      <text:p text:style-name="P8">⇒ Importance relative</text:p>
      <text:p text:style-name="P8"/>
      <text:p text:style-name="P2"/>
      <text:p text:style-name="P2">2.Lettre adaptée</text:p>
      <text:p text:style-name="P8"/>
      <text:p text:style-name="P9">⇒ 1 page claire et concise</text:p>
      <text:p text:style-name="P9"><text:tab/>⇒ Quelle motivation réelle ?</text:p>
      <text:p text:style-name="P9"><text:tab/>⇒ Pourquoi nous ?</text:p>
      <text:p text:style-name="P9"><text:tab/>⇒ <text:span text:style-name="T1">Quelles caractéristiques ? Quelles particularités ?</text:span></text:p>
      <text:p text:style-name="P9"><text:tab/><text:span text:style-name="T1">⇒ Candidature fiable ?</text:span></text:p>
      <text:p text:style-name="P9"><text:tab/><text:span text:style-name="T1">⇒ Stagiaire fiable capable de faire face aux situations professionnelles</text:span></text:p>
      <text:p text:style-name="P9"><text:tab/><text:span text:style-name="T2">⇒ Compétences suffisantes ?</text:span></text:p>
      <text:p text:style-name="P9"><text:tab/></text:p>
      <text:p text:style-name="P10">⇒ Connaissance à posséder</text:p>
      <text:p text:style-name="P10"><text:tab/>⇒ Connaissance des missions</text:p>
      <text:p text:style-name="P10"><text:tab/>⇒ <text:span text:style-name="T3">Connaissance minimale de la structure</text:span></text:p>
      <text:p text:style-name="P10"><text:tab/><text:span text:style-name="T3">⇒ Connaissance liées au poste</text:span></text:p>
      <text:p text:style-name="P10"><text:tab/><text:span text:style-name="T4">⇒ Connaissance des qualités utiles à ce poste</text:span></text:p>
      <text:p text:style-name="P10"><text:tab/></text:p>
      <text:p text:style-name="P11">⇒ Différence PME / grande entreprise</text:p>
      <text:p text:style-name="P11"><text:tab/>⇒ TPME/PME</text:p>
      <text:p text:style-name="P11"><text:tab/><text:tab/>⇒ Lettre + rapidement dans les mains du responsable</text:p>
      <text:p text:style-name="P11"><text:tab/><text:tab/><text:tab/>⇒ entrer rapidement dans le vif du sujet</text:p>
      <text:p text:style-name="P11"><text:tab/><text:tab/>⇒ Polyvalence apprécier</text:p>
      <text:p text:style-name="P11"/>
      <text:p text:style-name="P11"><text:tab/>⇒ Grande entreprise</text:p>
      <text:p text:style-name="P11"><text:tab/><text:tab/>⇒ Service Ressource Humaine pour 1<text:span text:style-name="T5">er</text:span> tri</text:p>
      <text:p text:style-name="P11"><text:tab/><text:tab/>⇒ Fiche de poste précise</text:p>
      <text:p text:style-name="P3"/>
      <text:p text:style-name="P3"/>
      <text:p text:style-name="P4">3. 2 plans possibles</text:p>
      <text:p text:style-name="P12"/>
      <text:p text:style-name="P12">⇒ Peu de connaissances sur l’organisme</text:p>
      <text:p text:style-name="P12"><text:tab/>⇒ Situation actuelle : étudiant en recherche de stage</text:p>
      <text:p text:style-name="P12"><text:tab/>⇒ Capacités, compétences, qualités ⇒ en fonction du stage <text:span text:style-name="T6">⇒ à illustrer</text:span></text:p>
      <text:p text:style-name="P12"><text:tab/><text:span text:style-name="T7">⇒ Motivation pour l’organisme et/ou ce stage</text:span></text:p>
      <text:p text:style-name="P12"><text:tab/><text:span text:style-name="T7">⇒ À la disposition de l’organisme</text:span></text:p>
      <text:p text:style-name="P12"><text:tab/><text:span text:style-name="T7">⇒ Remerciement et salutation</text:span></text:p>
      <text:p text:style-name="P12"/>
      <text:p text:style-name="P13"/>
      <text:p text:style-name="P14">⇒ Plan idéal ⇒ Si connaissance sur l’organisme</text:p>
      <text:p text:style-name="P13"><text:tab/>⇒ Structure évoquée intelligement</text:p>
      <text:p text:style-name="P13"><text:tab/><text:tab/>⇒ Presse, annuaire entreprise, site de société, blog entreprise, LinkIn</text:p>
      <text:p text:style-name="P13"><text:tab/>⇒ Évocation d’un recrutement nécessaire</text:p>
      <text:p text:style-name="P13"><text:tab/>⇒ Intérêt pour ce stage nécessitant ces capacités, ces compétences, ces qualités</text:p>
      <text:p text:style-name="P13"><text:tab/><text:tab/><text:span text:style-name="T8">⇒ À illustrer ⇒ Mission correspondant à vos compétences</text:span></text:p>
      <text:p text:style-name="P13"><text:tab/><text:span text:style-name="T8">⇒ Demande de ce stage</text:span></text:p>
      <text:p text:style-name="P13"><text:tab/><text:tab/><text:span text:style-name="T8">⇒ Date/durée cadre</text:span></text:p>
      <text:p text:style-name="P13"><text:tab/><text:span text:style-name="T8">⇒ À la disposition de l’entreprise</text:span></text:p>
      <text:p text:style-name="P13"><text:tab/><text:span text:style-name="T8">⇒ Remerciement et salutation</text:span></text:p>
      <text:p text:style-name="P13"/>
      <text:p text:style-name="P13"/>
      <text:p text:style-name="P5">4. Expression soignée</text:p>
      <text:p text:style-name="P15"/>
      <text:p text:style-name="P15">⇒ Orthographe, syntaxe, vocabulaire ⇒ Sérieux motivé</text:p>
      <text:p text:style-name="P15"><text:tab/>⇒ 52 % recruteur attentif surtout ceux peu qualifiés</text:p>
      <text:p text:style-name="P13"><text:tab/><text:span text:style-name="T9">⇒ Collègue ⇒ Compétent</text:span></text:p>
      <text:p text:style-name="P13"><text:tab/><text:span text:style-name="T9">⇒ Client ⇒ Entreprise crédible</text:span></text:p>
      <text:p text:style-name="P13"/>
      <text:p text:style-name="P13"/>
      <text:p text:style-name="P6">5. Relance</text:p>
      <text:p text:style-name="P16"/>
      <text:p text:style-name="P16">⇒ Oser relancer</text:p>
      <text:p text:style-name="P16"><text:tab/>⇒ Téléphoner après 2-3 semaines depuis un endroit sans interférence</text:p>
      <text:p text:style-name="P16"><text:tab/><text:tab/><text:span text:style-name="T10">⇒ Sérieux , motivé, capable d’initiative</text:span></text:p>
      <text:p text:style-name="P16"><text:tab/><text:tab/><text:span text:style-name="T10">⇒ Confiant ET modeste</text:span></text:p>
      <text:p text:style-name="P16"><text:tab/><text:tab/><text:span text:style-name="T10">⇒ Claire, concis</text:span></text:p>
      <text:p text:style-name="P16"><text:tab/><text:tab/><text:span text:style-name="T10">⇒ Ton et voix confiants et souriants</text:span></text:p>
      <text:p text:style-name="P16"><text:tab/><text:tab/><text:span text:style-name="T10">⇒ Poli sans s’excuser</text:span></text:p>
      <text:p text:style-name="P16"><text:tab/><text:tab/><text:span text:style-name="T10">⇒ Préparé , discours, annonce, CV, dates du stage, agenda</text:span></text:p>
      <text:p text:style-name="P16"/>
      <text:p text:style-name="P16"/>
      <text:p text:style-name="P23">6. ChatGPT</text:p>
      <text:p text:style-name="P22"/>
      <text:p text:style-name="P22">⇒ Souvent trop imprécis, voire vide. Il faut</text:p>
      <text:p text:style-name="P22"><text:tab/>⇒ Donner 1 à 3 arguments expliquant votre intérêt pour l’entreprise</text:p>
      <text:p text:style-name="P22"><text:tab/>⇒ Expliquer pourquoi le travail proposé vous semble intéressant</text:p>
      <text:p text:style-name="P22"><text:tab/>⇒ Dire quelle sont vos compétences et qualités (tenir compte de ce que demande l’annonce) en les liant aux projets réalisés</text:p>
      <text:p text:style-name="P22"><text:tab/>⇒ Rappeler les dates de votre stage et proposer un entretien</text:p>
      <text:p text:style-name="P22"><text:tab/>⇒ Saluer avec la bonne formule</text:p>
      <text:p text:style-name="P22"><text:tab/></text:p>
      <text:p text:style-name="P22"><text:tab/>⇒ <text:span text:style-name="T16">On ne délègue pas à une IA conversationnelle le soin de penser, ne serait-ce que</text:span></text:p>
      <text:p text:style-name="P23">parce qu’elle en est incapable !</text:p>
      <text:p text:style-name="P23">Par ailleurs, ChatGPT propose logiquement les mêmes formules à tout le monde, sauf</text:p>
      <text:p text:style-name="P21"/>
      <text:p text:style-name="P16"/>
      <text:p text:style-name="P17">Exo </text:p>
      <text:p text:style-name="P17"/>
      <text:p text:style-name="P17">1) Ne pas noter première expérience</text:p>
      <text:p text:style-name="P17">2) <text:span text:style-name="T12">Tourner vers soi et pas l’entreprise</text:span></text:p>
      <text:p text:style-name="P17">3) Pas <text:span text:style-name="T12">n</text:span>écessaire de parler du bac <text:span text:style-name="T12">de plus elle ne nous apprend rien</text:span></text:p>
      <text:p text:style-name="P17">4) Ne pas faire un copié collé de la définition de l’entreprise</text:p>
      <text:p text:style-name="P17">5) <text:span text:style-name="T11">Éviter je me permets,</text:span> <text:span text:style-name="T11">Définition BUT, </text:span><text:span text:style-name="T13">Précisé année étude,</text:span><text:span text:style-name="T11"> Raison de l’intérêt ? </text:span><text:span text:style-name="T13">Toujours tourné vers soi et pas entreprise</text:span></text:p>
      <text:p text:style-name="P18">6) <text:span text:style-name="T13">supprimer peut-être, susceptible et utile ⇒ manque de confiance</text:span></text:p>
      <text:p text:style-name="P19">7) <text:span text:style-name="T14">prétention, je dois je vous </text:span><text:span text:style-name="T15">⇒ </text:span><text:span text:style-name="T14">ne pas mett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2T10:23:53.920444680</meta:creation-date>
    <dc:date>2023-11-14T14:55:47.088205214</dc:date>
    <meta:editing-duration>PT40M14S</meta:editing-duration>
    <meta:editing-cycles>26</meta:editing-cycles>
    <meta:generator>LibreOffice/7.6.2.1$Linux_X86_64 LibreOffice_project/60$Build-1</meta:generator>
    <meta:document-statistic meta:table-count="0" meta:image-count="0" meta:object-count="0" meta:page-count="3" meta:paragraph-count="76" meta:word-count="494" meta:character-count="3001" meta:non-whitespace-character-count="2514"/>
  </office:meta>
</office:document-meta>
</file>